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900000029B7982501692F9937.png" manifest:media-type="image/png"/>
  <manifest:file-entry manifest:full-path="Pictures/1000D8560000043D0000043DBDD59FA7121F811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216cm" fo:min-width="4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8cm" fo:min-width="2.463cm" fo:padding-top="0.151cm" fo:padding-bottom="0.151cm" fo:padding-left="0.276cm" fo:padding-right="0.27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85cm" fo:min-width="1.1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4cm" svg:height="2.5cm" svg:x="1.4cm" svg:y="5.6cm">
          <text:p text:style-name="P1"><text:span text:style-name="T1">Id: 12345</text:span></text:p>
          <text:p text:style-name="P1"><text:span text:style-name="T1">Name: Peter Müller</text:span></text:p>
          <text:p text:style-name="P1"><text:span text:style-name="T1">Adresse: Dorfstraße 1</text:span></text:p>
          <text:p text:style-name="P1"><text:span text:style-name="T1">Geb.: 19.05.198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63cm" svg:height="2.842cm" svg:x="1.751cm" svg:y="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11cm" svg:height="0.811cm" svg:x="1.987cm" svg:y="2.335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1cm" svg:height="0.81cm" svg:x="2.414cm" svg:y="3.277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1cm" svg:height="0.81cm" svg:x="3.022cm" svg:y="1.749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cm" svg:height="0.811cm" svg:x="3.404cm" svg:y="3.387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1cm" svg:height="0.811cm" svg:x="3.214cm" svg:y="2.576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cm" svg:height="0.811cm" svg:x="4.004cm" svg:y="1.887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1cm" svg:height="0.811cm" svg:x="1.314cm" svg:y="4.728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cm" svg:height="0.811cm" svg:x="4.2cm" svg:y="3.189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cm" svg:height="0.811cm" svg:x="4.914cm" svg:y="2.287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line draw:style-name="gr4" draw:text-style-name="P3" draw:layer="layout" svg:x1="2.214cm" svg:y1="3.187cm" svg:x2="1.814cm" svg:y2="4.687cm">
          <text:p/>
        </draw:line>
        <draw:custom-shape draw:style-name="gr2" draw:text-style-name="P3" draw:layer="layout" svg:width="4.263cm" svg:height="2.842cm" svg:x="8cm" svg:y="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11cm" svg:height="0.811cm" svg:x="8.989cm" svg:y="2.8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frame draw:style-name="gr3" draw:text-style-name="P3" draw:layer="layout" svg:width="0.81cm" svg:height="0.811cm" svg:x="10cm" svg:y="2.3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custom-shape draw:style-name="gr5" draw:text-style-name="P5" draw:layer="layout" svg:width="1.6cm" svg:height="1.1cm" svg:x="5.7cm" svg:y="3.7cm">
          <text:p text:style-name="P4"><text:span text:style-name="T2">80%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cm" svg:height="1.1cm" svg:x="11.8cm" svg:y="3.8cm">
          <text:p text:style-name="P4"><text:span text:style-name="T2">20%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2:14:51.610614583</meta:creation-date>
    <dc:date>2017-07-30T15:57:24.125988552</dc:date>
    <meta:editing-duration>PT26M29S</meta:editing-duration>
    <meta:editing-cycles>4</meta:editing-cycles>
    <meta:generator>LibreOffice/5.3.4.2$Linux_X86_64 LibreOffice_project/30m0$Build-2</meta:generator>
    <meta:document-statistic meta:object-count="17"/>
  </office:meta>
</office:document-meta>
</file>